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2cc967" officeooo:paragraph-rsid="002cc967" style:font-size-asian="31.5pt" style:font-weight-asian="bold" style:font-size-complex="3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4pt" style:text-underline-style="none" fo:font-weight="bold" officeooo:rsid="002cc967" officeooo:paragraph-rsid="002cc967" style:font-size-asian="21pt" style:font-weight-asian="bold" style:font-size-complex="24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size="24pt" fo:font-weight="bold" officeooo:rsid="002cc967" officeooo:paragraph-rsid="02138ae9" style:font-size-asian="21pt" style:font-weight-asian="bold" style:font-size-complex="24pt" style:font-weight-complex="bold"/>
    </style:style>
    <style:style style:name="P4" style:family="paragraph" style:parent-style-name="Text_20_body" style:list-style-name="L1">
      <style:paragraph-properties fo:text-align="start" style:justify-single-word="false"/>
      <style:text-properties officeooo:paragraph-rsid="02138ae9"/>
    </style:style>
    <style:style style:name="P5" style:family="paragraph" style:parent-style-name="Text_20_body" style:list-style-name="L4">
      <style:text-properties fo:font-size="16pt" fo:font-weight="normal" style:font-size-asian="16pt" style:font-weight-asian="normal" style:font-size-complex="16pt" style:font-weight-complex="normal"/>
    </style:style>
    <style:style style:name="P6" style:family="paragraph" style:parent-style-name="Text_20_body" style:list-style-name="L4">
      <style:paragraph-properties fo:margin-top="0cm" fo:margin-bottom="0cm" loext:contextual-spacing="false"/>
      <style:text-properties fo:font-size="16pt" fo:font-weight="normal" style:font-size-asian="16pt" style:font-weight-asian="normal" style:font-size-complex="16pt" style:font-weight-complex="normal"/>
    </style:style>
    <style:style style:name="P7" style:family="paragraph" style:parent-style-name="Preformatted_20_Text">
      <style:paragraph-properties fo:margin-top="0cm" fo:margin-bottom="0.499cm" loext:contextual-spacing="false"/>
      <style:text-properties fo:font-size="16pt" fo:font-weight="normal" style:font-size-asian="16pt" style:font-weight-asian="normal" style:font-size-complex="16pt" style:font-weight-complex="normal"/>
    </style:style>
    <style:style style:name="P8" style:family="paragraph" style:parent-style-name="Quotations">
      <style:paragraph-properties fo:text-align="start" style:justify-single-word="false"/>
      <style:text-properties fo:font-size="18pt" fo:font-style="normal" style:text-underline-style="none" fo:font-weight="normal" officeooo:rsid="0257e7bc" officeooo:paragraph-rsid="0257e7bc" style:font-size-asian="15.75pt" style:font-style-asian="normal" style:font-weight-asian="normal" style:font-size-complex="18pt" style:font-style-complex="normal" style:font-weight-complex="normal"/>
    </style:style>
    <style:style style:name="P9" style:family="paragraph" style:parent-style-name="Quotations">
      <style:paragraph-properties fo:text-align="start" style:justify-single-word="false"/>
      <style:text-properties fo:font-size="16pt" style:text-underline-style="none" fo:font-weight="normal" officeooo:rsid="0256295a" officeooo:paragraph-rsid="02138ae9" style:font-size-asian="16pt" style:font-weight-asian="normal" style:font-size-complex="16pt" style:font-weight-complex="normal"/>
    </style:style>
    <style:style style:name="P10" style:family="paragraph" style:parent-style-name="Quotations">
      <style:paragraph-properties fo:text-align="start" style:justify-single-word="false"/>
      <style:text-properties fo:font-size="22pt" fo:font-style="normal" style:text-underline-style="none" fo:font-weight="bold" officeooo:rsid="0257e7bc" officeooo:paragraph-rsid="0257e7bc" style:font-size-asian="19.25pt" style:font-style-asian="normal" style:font-weight-asian="bold" style:font-size-complex="22pt" style:font-style-complex="normal" style:font-weight-complex="bold"/>
    </style:style>
    <style:style style:name="T1" style:family="text">
      <style:text-properties officeooo:rsid="0211a450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1ff5b0b"/>
    </style:style>
    <style:style style:name="T4" style:family="text">
      <style:text-properties officeooo:rsid="02527a1f"/>
    </style:style>
    <style:style style:name="T5" style:family="text">
      <style:text-properties fo:font-size="16pt" style:text-underline-style="none" fo:font-weight="normal" officeooo:rsid="0256295a" style:font-size-asian="16pt" style:font-weight-asian="normal" style:font-size-complex="16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Y <text:span text:style-name="T4">3</text:span> <text:span text:style-name="T1">AWS</text:span></text:p>
      <text:p text:style-name="P2"/>
      <text:list xml:id="list632001751821589372" text:style-name="L1">
        <text:list-item>
          <text:p text:style-name="P3"><text:span text:style-name="T2">Assignment </text:span><text:span text:style-name="T3">1</text:span></text:p>
          <text:p text:style-name="P4"><text:span text:style-name="T5">Buy a domain from </text:span><text:a xlink:type="simple" xlink:href="http://www.freenom.com/" text:style-name="Internet_20_link" text:visited-style-name="Visited_20_Internet_20_Link">Freenom</text:a><text:span text:style-name="T5"> as </text:span><text:span text:style-name="Source_20_Text"><text:span text:style-name="T5">yourname</text:span></text:span><text:span text:style-name="T5">.opstree.com </text:span></text:p>
        </text:list-item>
      </text:list>
      <text:p text:style-name="P7"><text:s/>example: yashvinderopstree.com (Don't worry it's free)</text:p>
      <text:list xml:id="list5550481513895196558" text:style-name="L4">
        <text:list-header>
          <text:p text:style-name="P6">Migrate this domain to Route53 </text:p>
          <text:p text:style-name="P5">Host a static website using s3 bucket </text:p>
        </text:list-header>
      </text:list>
      <text:p text:style-name="P9"/>
      <text:p text:style-name="P10">SOLUTION</text:p>
      <text:p text:style-name="P10"/>
      <text:p text:style-name="P8">- Created a Domain on Freenom www.lovedeep-opstree.tk</text:p>
      <text:p text:style-name="P8"/>
      <text:p text:style-name="P8">![Freenom-Domain]()</text:p>
      <text:p text:style-name="P8"/>
      <text:p text:style-name="P8">- Created an Alias</text:p>
      <text:p text:style-name="P8"/>
      <text:p text:style-name="P8">![Alias]()</text:p>
      <text:p text:style-name="P8"/>
      <text:p text:style-name="P8">- Created two S3 buckets</text:p>
      <text:p text:style-name="P8"/>
      <text:p text:style-name="P8">![S3 <text:s/>buckets]()</text:p>
      <text:p text:style-name="P8"/>
      <text:p text:style-name="P8">- Inserted index.html in lovedeep-opstree.tk</text:p>
      <text:p text:style-name="P8"/>
      <text:p text:style-name="P8">![Index Bucket]()</text:p>
      <text:p text:style-name="P8"/>
      <text:p text:style-name="P8">- Redirected <text:a xlink:type="simple" xlink:href="http://www.lovedeep-opstree.tk/" text:style-name="Internet_20_link" text:visited-style-name="Visited_20_Internet_20_Link">www.lovedeep-opstree.tk</text:a> to lovedeep-opstree.tk</text:p>
      <text:p text:style-name="P8"/>
      <text:p text:style-name="P8">![Redirected]()</text:p>
      <text:p text:style-name="P8"/>
      <text:p text:style-name="P8">- <text:a xlink:type="simple" xlink:href="http://www.lovedeep-opstree.tk/" text:style-name="Internet_20_link" text:visited-style-name="Visited_20_Internet_20_Link">www.lovedeep-opstree.tk</text:a> running</text:p>
      <text:p text:style-name="P8"><text:soft-page-break/>![<text:a xlink:type="simple" xlink:href="http://www.lovedeep-opstree.tk/" text:style-name="Internet_20_link" text:visited-style-name="Visited_20_Internet_20_Link">www.lovedeep-opstree.tk</text:a> running]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Horizontal_20_Line" style:display-name="Horizontal Line" style:family="paragraph" style:parent-style-name="Standard" style:class="html"/>
    <style:style style:name="Heading_20_2" style:display-name="Heading 2" style:family="paragraph" style:parent-style-name="Heading" style:class="text"/>
    <style:style style:name="Quotations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fo:font-size="18pt" fo:font-weight="normal" style:font-name-asian="OpenSymbol" style:font-family-asian="OpenSymbol" style:font-charset-asian="x-symbol" style:font-size-asian="15.75pt" style:font-weight-asian="normal" style:font-name-complex="OpenSymbol" style:font-family-complex="OpenSymbol" style:font-charset-complex="x-symbol" style:font-size-complex="1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8:03:41.342476050</meta:creation-date>
    <dc:date>2018-07-03T00:23:41.770105945</dc:date>
    <meta:editing-duration>P1DT9H4M47S</meta:editing-duration>
    <meta:editing-cycles>309</meta:editing-cycles>
    <meta:generator>LibreOffice/5.1.6.2$Linux_X86_64 LibreOffice_project/10m0$Build-2</meta:generator>
    <meta:document-statistic meta:table-count="0" meta:image-count="0" meta:object-count="0" meta:page-count="2" meta:paragraph-count="19" meta:word-count="73" meta:character-count="551" meta:non-whitespace-character-count="496"/>
  </office:meta>
</office:document-meta>
</file>